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Full Savior</text:p>
      <text:p text:style-name="P2"/>
      <text:p text:style-name="P1"><text:span text:style-name="T1">Triple Text:</text:span> John 14:6 “Jesus saith unto him, I am the way, the truth, and the life: no man cometh unto the Father, but by me.” John 8:32 “And ye shall know the truth, and the truth shall make you free.” John 8:36 “If the Son therefore shall make you free, ye shall be free indeed.”</text:p>
      <text:p text:style-name="P1"/>
      <text:p text:style-name="P1"><text:span text:style-name="T1">Introduction:</text:span> Have you ever wondered why some people get saved but it doesn’t seem to make a difference, in their life, or maybe there is an immediate change but soon it wanes and everything returns to the pre-salvation normal? Other people ask Christ to save them and their life is drastically altered from that day forward. I am not sure that one message can cover the depths of why this occurs but I hope to provide a little insight and perhaps you will be helped in your own walk. I want to talk about three levels of relationship, this morning. </text:p>
      <text:p text:style-name="P1"><text:s text:c="2"/>The first of our triple texts is Jesus responding to Thomas (who is thinking in a secular manner regarding a spiritual truth) he contends that He doesn’t know where Jesus is going and therefore he cannot possibly know the way. Jesus answers with an astounding thought. He says: “I am the way, the truth, and the life.”</text:p>
      <text:p text:style-name="P1"/>
      <text:p text:style-name="P1"><text:span text:style-name="T1">I. Jesus is the Way:</text:span> What exactly does this mean? It certainly cannot mean that He is a dirt pathway or even that He is a road sign pointing to the Father. According to a Greek translator this means that Jesus is the mode or means of getting to eternal life. In a sense He is the method of transportation. Songwriters have written about a final flight or a glory bound train. These are metaphors of this truth.</text:p>
      <text:p text:style-name="P1"><text:s text:c="2"/>The problem with some believers is that they go no further than finding Jesus as the Way. They have a handshake experience; they have been introduced to Christ and have decided to utilize the way but it is a pie in the sky, bye and bye experience with little adjustment in their, day to day, living. They think that looking at a travel brochure and deciding that <text:s/>they need a better future plan is the same as taking the trip.</text:p>
      <text:p text:style-name="P1"/>
      <text:p text:style-name="P1"><text:span text:style-name="T1">II. Jesus is the Truth:</text:span> Notice it doesn’t say that Jesus has the truth. It specifically states that Jesus is the truth. When people argue over truth, in our generation, they will talk about: “your <text:s/>truth” and “my <text:s/>truth” as if there is a difference. You may challenge someone’s cheating and they will say: “We’ll that is your truth but it’s not mine. I don’t see a thing wrong with <text:s/>what <text:s/>I'm doing.” </text:p>
      <text:p text:style-name="P1"><text:s text:c="2"/>Many of us read the Bible like we read the newspaper. We read only what appeals to our own interest and we skip the rest. <text:s/></text:p>
      <text:p text:style-name="P1"><text:s text:c="2"/>Today, truth has become an evolving word. It is critical that others be honest with us but not so important at tax time. We make an issue if our pay is short but we remain <text:s/>silent if it's larger than expected. </text:p>
      <text:p text:style-name="P1">Truth is not a series of facts but rather it is a person. If we find Jesus as the truth it will change our perception of ourselves, others, and even Christ himself. When truth resides in us then we will not <text:s/>be comfortable with deception.</text:p>
      <text:p text:style-name="P1"/>
      <text:p text:style-name="P1"><text:span text:style-name="T1">III. Jesus is the Life:</text:span> This word: “Life” literally means life without the constraint of time. What is so significant about that definition? I’m glad that you asked. It is significant because Eternal Life doesn’t begin when we die; it begins when we receive salvation.</text:p>
      <text:p text:style-name="P1"><text:s text:c="2"/>Jesus is not content to be just your way or even the compilation of all the factual truth in the world. He desires to be your complete source of life that has no time constraints. </text:p>
      <text:p text:style-name="P1"><text:s text:c="2"/>I believe in a <text:s/>salvation that lasts; one where Christ is accepted for all that He is. <text:s/>It is not eternal security but a confidence that the one who saved us can keep us.</text:p>
      <text:p text:style-name="P1"/>
      <text:p text:style-name="P1"><text:span text:style-name="T1">Conclude:</text:span> Do you know Christians that fit in with the world so well that if they didn’t tell you that they were Christians you would never have guessed it? Are they really saved? Are they your brother or sister in Christ? To be honest; I don’t know. Perhaps they found out that Jesus is the Way but they haven’t found Him as the Truth or Life. They may be able to argue Biblical issues all day long but they do not live like Christians.</text:p>
      <text:p text:style-name="P1"><text:s text:c="2"/>Have you ever heard the phrase: “He is ugly to the bone?” That means that it will take more than a new wardrobe to make that man look good. Well God is looking for a few Christians that are saved to the bone. Someone that will <text:s/>take more than a trial or two to get them out of the fight. (D-Day participants).</text:p>
      <text:p text:style-name="P1"><text:s text:c="2"/>Salvation is not parceled out piecemeal. Jesus wants to be Lord of your complete lif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dependence Day </dc:title>
    <meta:initial-creator>Joel Tice</meta:initial-creator>
    <meta:creation-date>2007-07-07T14:30:00</meta:creation-date>
    <dc:creator>Joel Tice</dc:creator>
    <dc:date>2019-06-06T12:02:23.11</dc:date>
    <meta:editing-cycles>13</meta:editing-cycles>
    <meta:editing-duration>PT9H33M</meta:editing-duration>
    <meta:document-statistic meta:table-count="0" meta:image-count="0" meta:object-count="0" meta:page-count="1" meta:paragraph-count="16" meta:word-count="833" meta:character-count="4439"/>
    <meta:generator>OpenOffice/4.1.3$Win32 OpenOffice.org_project/413m1$Build-9783</meta:generator>
  </office:meta>
</office:document-meta>
</file>